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1" svg:font-family="'Liberation Sans'"/>
    <style:font-face style:name="Noto Sans" svg:font-family="'Noto Sans'"/>
    <style:font-face style:name="Noto Sans Brahmi" svg:font-family="'Noto Sans Brahmi'"/>
    <style:font-face style:name="OpenSymbol" svg:font-family="OpenSymbol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785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7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0.3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3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7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3.66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9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67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7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64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62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1cm" svg:stroke-color="#c5000b" draw:stroke-linejoin="miter" svg:stroke-linecap="butt" draw:fill="none" fo:padding-top="0.01cm" fo:padding-bottom="0.01cm" fo:padding-left="0.01cm" fo:padding-right="0.01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0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1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9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0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0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1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544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9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8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7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77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5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13cm" fo:padding-top="0cm" fo:padding-bottom="0cm" fo:padding-left="0cm" fo:padding-right="0cm"/>
    </style:style>
    <style:style style:name="gr38" style:family="graphic" style:parent-style-name="standard">
      <style:graphic-properties draw:stroke="solid" svg:stroke-width="0.021cm" svg:stroke-color="#cc0000" draw:stroke-linejoin="miter" svg:stroke-linecap="butt" draw:fill="none" fo:padding-top="0.01cm" fo:padding-bottom="0.01cm" fo:padding-left="0.01cm" fo:padding-right="0.01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8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7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8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0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26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1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04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63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0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29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8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fill-color="#ffffff" fo:min-height="0.5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2pt" style:font-size-asian="22pt" style:font-size-complex="2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9.5pt" style:font-size-asian="9.5pt" style:font-size-complex="9.5pt"/>
    </style:style>
    <style:style style:name="P5" style:family="paragraph">
      <style:paragraph-properties fo:text-align="start" style:writing-mode="lr-tb"/>
      <style:text-properties fo:color="#ce181e"/>
    </style:style>
    <style:style style:name="P6" style:family="paragraph">
      <loext:graphic-properties draw:fill="none"/>
      <style:text-properties fo:color="#ce181e" fo:font-size="9.5pt" style:font-size-asian="9.5pt" style:font-size-complex="9.5pt"/>
    </style:style>
    <style:style style:name="P7" style:family="paragraph">
      <loext:graphic-properties draw:fill="none"/>
      <style:paragraph-properties fo:text-align="start" style:writing-mode="lr-tb"/>
      <style:text-properties fo:font-size="9.5pt" style:font-size-asian="9.5pt" style:font-size-complex="9.5pt"/>
    </style:style>
    <style:style style:name="P8" style:family="paragraph">
      <loext:graphic-properties draw:fill="none"/>
      <style:text-properties fo:font-size="15pt" style:font-size-asian="15pt" style:font-size-complex="15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style:text-properties style:font-name="DejaVu Sans1" fo:font-size="9.5pt"/>
    </style:style>
    <style:style style:name="P13" style:family="paragraph">
      <loext:graphic-properties draw:fill="none" draw:fill-color="#ffffff"/>
      <style:text-properties style:font-name="DejaVu Sans1" fo:font-size="9.5pt"/>
    </style:style>
    <style:style style:name="T1" style:family="text">
      <style:text-properties fo:color="#000000" style:font-name="Liberation Sans1" fo:font-size="22pt" style:font-size-asian="22pt" style:font-name-complex="Liberation Sans1" style:font-size-complex="22pt"/>
    </style:style>
    <style:style style:name="T2" style:family="text">
      <style:text-properties fo:color="#000000" style:font-name="Noto Sans Brahmi" fo:font-size="9.5pt" style:font-size-asian="9.5pt" style:font-name-complex="Noto Sans Brahmi" style:font-size-complex="9.5pt"/>
    </style:style>
    <style:style style:name="T3" style:family="text">
      <style:text-properties fo:color="#000000" style:font-name="DejaVu Sans" fo:font-size="9.5pt" style:font-size-asian="9.5pt" style:font-name-complex="DejaVu Sans" style:font-size-complex="9.5pt"/>
    </style:style>
    <style:style style:name="T4" style:family="text">
      <style:text-properties fo:color="#000080" style:font-name="DejaVu Sans" fo:font-size="9.5pt" style:font-size-asian="9.5pt" style:font-name-complex="DejaVu Sans" style:font-size-complex="9.5pt"/>
    </style:style>
    <style:style style:name="T5" style:family="text">
      <style:text-properties fo:color="#000000" style:font-name="Liberation Sans1" fo:font-size="15pt" style:font-size-asian="15pt" style:font-name-complex="Liberation Sans1" style:font-size-complex="15pt"/>
    </style:style>
    <style:style style:name="T6" style:family="text">
      <style:text-properties fo:color="#000000" style:font-name="Noto Sans" fo:font-size="11pt" style:font-size-asian="11pt" style:font-name-complex="Noto Sans" style:font-size-complex="11pt"/>
    </style:style>
    <style:style style:name="T7" style:family="text">
      <style:text-properties fo:color="#000000" style:font-name="Liberation Sans1" fo:font-size="11pt" style:font-size-asian="11pt" style:font-name-complex="Liberation Sans1" style:font-size-complex="11pt"/>
    </style:style>
    <style:style style:name="T8" style:family="text">
      <style:text-properties fo:color="#000000" style:font-name="Noto Sans" fo:font-size="15pt" style:font-size-asian="15pt" style:font-name-complex="Noto Sans" style:font-size-complex="15pt"/>
    </style:style>
    <style:style style:name="T9" style:family="text">
      <style:text-properties fo:color="#000000" style:font-name="Liberation Sans1" fo:font-size="11pt" fo:font-weight="bold" style:font-size-asian="11pt" style:font-name-complex="Liberation Sans1" style:font-size-complex="11pt" style:font-weight-complex="bold"/>
    </style:style>
    <style:style style:name="T10" style:family="text">
      <style:text-properties fo:color="#c5000b" style:font-name="Liberation Sans1" fo:font-size="11pt" fo:font-weight="bold" style:font-size-asian="11pt" style:font-name-complex="Liberation Sans1" style:font-size-complex="11pt" style:font-weight-complex="bold"/>
    </style:style>
    <style:style style:name="T11" style:family="text">
      <style:text-properties fo:color="#000000" style:font-name="OpenSymbol" fo:font-size="12pt" style:font-size-asian="12pt" style:font-name-complex="OpenSymbol" style:font-size-complex="12pt"/>
    </style:style>
    <style:style style:name="T12" style:family="text">
      <style:text-properties fo:color="#000000" style:font-name="OpenSymbol" fo:font-size="11pt" style:font-size-asian="11pt" style:font-name-complex="OpenSymbol" style:font-size-complex="11pt"/>
    </style:style>
    <style:style style:name="T13" style:family="text">
      <style:text-properties fo:color="#cc0000" style:font-name="Liberation Sans1" fo:font-size="11pt" fo:font-weight="bold" style:font-size-asian="11pt" style:font-name-complex="Liberation Sans1" style:font-size-complex="11pt" style:font-weight-complex="bold"/>
    </style:style>
    <style:style style:name="T14" style:family="text">
      <style:text-properties fo:color="#000000" style:font-name="Noto Sans" fo:font-size="16pt" style:font-size-asian="16pt" style:font-name-complex="Noto Sans" style:font-size-complex="16pt"/>
    </style:style>
    <style:style style:name="T15" style:family="text">
      <style:text-properties fo:color="#000000" style:font-name="Noto Sans" fo:font-size="11pt" fo:font-weight="bold" style:font-size-asian="11pt" style:font-name-complex="Noto Sans" style:font-size-complex="11pt" style:font-weight-complex="bold"/>
    </style:style>
    <style:style style:name="T16" style:family="text">
      <style:text-properties fo:color="#000000" style:font-name="Noto Sans" fo:font-size="11pt" fo:font-style="italic" style:font-size-asian="11pt" style:font-name-complex="Noto Sans" style:font-size-complex="11pt" style:font-style-complex="italic"/>
    </style:style>
    <style:style style:name="T17" style:family="text">
      <style:text-properties fo:color="#000000" style:font-name="Liberation Sans1" fo:font-size="11pt" fo:font-style="italic" style:font-size-asian="11pt" style:font-name-complex="Liberation Sans1" style:font-size-complex="11pt" style:font-style-complex="italic"/>
    </style:style>
    <style:style style:name="T18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85cm" svg:height="0.869cm" svg:x="7.909cm" svg:y="0.769cm">
          <draw:text-box>
            <text:p text:style-name="P1"><text:span text:style-name="T1">Alonso Gutierrez</text:span></text:p>
          </draw:text-box>
        </draw:frame>
        <draw:line draw:style-name="gr2" draw:text-style-name="P3" draw:layer="layout" svg:x1="2.762cm" svg:y1="2.328cm" svg:x2="5.686cm" svg:y2="2.351cm">
          <text:p/>
        </draw:line>
        <draw:frame draw:style-name="gr3" draw:text-style-name="P4" draw:layer="layout" svg:width="0.334cm" svg:height="0.454cm" svg:x="4.921cm" svg:y="1.843cm">
          <draw:text-box>
            <text:p text:style-name="P1"><text:span text:style-name="T2"><text:s text:c="3"/></text:span></text:p>
          </draw:text-box>
        </draw:frame>
        <draw:frame draw:style-name="gr3" draw:text-style-name="P4" draw:layer="layout" svg:width="0.334cm" svg:height="0.454cm" svg:x="5.704cm" svg:y="1.8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34cm" svg:height="0.454cm" svg:x="6.43cm" svg:y="1.8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34cm" svg:height="0.454cm" svg:x="7.156cm" svg:y="1.8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34cm" svg:height="0.454cm" svg:x="8.094cm" svg:y="1.8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34cm" svg:height="0.454cm" svg:x="8.295cm" svg:y="1.847cm">
          <draw:text-box>
            <text:p text:style-name="P1"><text:span text:style-name="T2"><text:s/></text:span></text:p>
          </draw:text-box>
        </draw:frame>
        <draw:line draw:style-name="gr2" draw:text-style-name="P3" draw:layer="layout" svg:x1="9.239cm" svg:y1="2.351cm" svg:x2="14.347cm" svg:y2="2.351cm">
          <text:p/>
        </draw:line>
        <draw:frame draw:style-name="gr4" draw:text-style-name="P6" draw:layer="layout" svg:width="8.571cm" svg:height="0.39cm" svg:x="5.81cm" svg:y="1.97cm">
          <draw:text-box>
            <text:p text:style-name="P5"><text:span text:style-name="T3">| +1 954 513 9734 |</text:span><text:span text:style-name="T4"> </text:span><text:span text:style-name="T4">alonsogutierrez94@gmail</text:span><text:span text:style-name="T4">.com</text:span></text:p>
          </draw:text-box>
        </draw:frame>
        <draw:frame draw:style-name="gr5" draw:text-style-name="P7" draw:layer="layout" svg:width="0.334cm" svg:height="0.504cm" svg:x="13.694cm" svg:y="1.847cm">
          <draw:text-box>
            <text:p text:style-name="P1"><text:span text:style-name="T2"><text:s/></text:span></text:p>
          </draw:text-box>
        </draw:frame>
        <draw:line draw:style-name="gr2" draw:text-style-name="P3" draw:layer="layout" svg:x1="14.683cm" svg:y1="2.351cm" svg:x2="15.843cm" svg:y2="2.351cm">
          <text:p/>
        </draw:line>
        <draw:frame draw:style-name="gr6" draw:text-style-name="P4" draw:layer="layout" svg:width="1.378cm" svg:height="0.39cm" svg:x="14.446cm" svg:y="1.97cm">
          <draw:text-box>
            <text:p text:style-name="P1"><text:span text:style-name="T3">|</text:span><text:span text:style-name="T4"> GitHub</text:span></text:p>
          </draw:text-box>
        </draw:frame>
        <draw:frame draw:style-name="gr3" draw:text-style-name="P4" draw:layer="layout" svg:width="0.334cm" svg:height="0.454cm" svg:x="15.144cm" svg:y="1.847cm">
          <draw:text-box>
            <text:p text:style-name="P1"><text:span text:style-name="T2"><text:s/></text:span></text:p>
          </draw:text-box>
        </draw:frame>
        <draw:line draw:style-name="gr2" draw:text-style-name="P3" draw:layer="layout" svg:x1="16.224cm" svg:y1="2.351cm" svg:x2="17.629cm" svg:y2="2.351cm">
          <text:p/>
        </draw:line>
        <draw:frame draw:style-name="gr7" draw:text-style-name="P4" draw:layer="layout" svg:width="1.636cm" svg:height="0.39cm" svg:x="15.97cm" svg:y="1.97cm">
          <draw:text-box>
            <text:p text:style-name="P1"><text:span text:style-name="T3">|</text:span><text:span text:style-name="T4"> </text:span><text:span text:style-name="T4">L</text:span><text:span text:style-name="T4">i</text:span><text:span text:style-name="T4">n</text:span><text:span text:style-name="T4">k</text:span><text:span text:style-name="T4">e</text:span><text:span text:style-name="T4">d</text:span><text:span text:style-name="T4">I</text:span><text:span text:style-name="T4">n</text:span></text:p>
          </draw:text-box>
        </draw:frame>
        <draw:frame draw:style-name="gr3" draw:text-style-name="P4" draw:layer="layout" svg:width="0.334cm" svg:height="0.454cm" svg:x="16.637cm" svg:y="1.847cm">
          <draw:text-box>
            <text:p text:style-name="P1"><text:span text:style-name="T2"><text:s text:c="3"/></text:span></text:p>
          </draw:text-box>
        </draw:frame>
        <draw:frame draw:style-name="gr3" draw:text-style-name="P4" draw:layer="layout" svg:width="0.334cm" svg:height="0.454cm" svg:x="18.037cm" svg:y="1.8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34cm" svg:height="0.454cm" svg:x="18.502cm" svg:y="1.8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2.694cm" svg:height="0.39cm" svg:x="17.657cm" svg:y="1.961cm">
          <draw:text-box>
            <text:p text:style-name="P1"><text:span text:style-name="T3">| Orlando, FL US</text:span></text:p>
          </draw:text-box>
        </draw:frame>
        <draw:frame draw:style-name="gr9" draw:text-style-name="P8" draw:layer="layout" svg:width="3.668cm" svg:height="0.589cm" svg:x="2.004cm" svg:y="3.204cm">
          <draw:text-box>
            <text:p text:style-name="P1"><text:span text:style-name="T5">T</text:span><text:span text:style-name="T5">e</text:span><text:span text:style-name="T5">c</text:span><text:span text:style-name="T5">h</text:span><text:span text:style-name="T5">n</text:span><text:span text:style-name="T5">i</text:span><text:span text:style-name="T5">c</text:span><text:span text:style-name="T5">a</text:span><text:span text:style-name="T5">l </text:span><text:span text:style-name="T5">S</text:span><text:span text:style-name="T5">k</text:span><text:span text:style-name="T5">i</text:span><text:span text:style-name="T5">l</text:span><text:span text:style-name="T5">l</text:span><text:span text:style-name="T5">s</text:span></text:p>
          </draw:text-box>
        </draw:frame>
        <draw:frame draw:style-name="gr10" draw:text-style-name="P9" draw:layer="layout" svg:width="14.933cm" svg:height="0.53cm" svg:x="2.004cm" svg:y="4.005cm">
          <draw:text-box>
            <text:p text:style-name="P1"><text:span text:style-name="T6">Languages: Python 2.7/3.6, R, Sqlite, NoSQL, Git, JavaScript, HTML/CSS/XML/JSON.</text:span></text:p>
          </draw:text-box>
        </draw:frame>
        <draw:frame draw:style-name="gr11" draw:text-style-name="P9" draw:layer="layout" svg:width="4.007cm" svg:height="0.53cm" svg:x="2.004cm" svg:y="4.535cm">
          <draw:text-box>
            <text:p text:style-name="P1"><text:span text:style-name="T6">Frameworks/Libraries</text:span></text:p>
          </draw:text-box>
        </draw:frame>
        <draw:frame draw:style-name="gr12" draw:text-style-name="P9" draw:layer="layout" svg:width="10.674cm" svg:height="0.433cm" svg:x="5.976cm" svg:y="4.598cm">
          <draw:text-box>
            <text:p text:style-name="P1"><text:span text:style-name="T7">: Pandas, Numpy, Sklearn, Matplotlib, Zipline, d3.js, dimple.js.</text:span></text:p>
          </draw:text-box>
        </draw:frame>
        <draw:frame draw:style-name="gr13" draw:text-style-name="P9" draw:layer="layout" svg:width="1.175cm" svg:height="0.53cm" svg:x="2.004cm" svg:y="5.064cm">
          <draw:text-box>
            <text:p text:style-name="P1"><text:span text:style-name="T6">Other:</text:span></text:p>
          </draw:text-box>
        </draw:frame>
        <draw:frame draw:style-name="gr14" draw:text-style-name="P9" draw:layer="layout" svg:width="14.641cm" svg:height="0.433cm" svg:x="3.171cm" svg:y="5.127cm">
          <draw:text-box>
            <text:p text:style-name="P1"><text:span text:style-name="T7"><text:s/></text:span><text:span text:style-name="T7">RStudio, </text:span><text:span text:style-name="T7">GitHub, </text:span><text:span text:style-name="T7">Jupyter </text:span><text:span text:style-name="T7">Notebook, </text:span><text:span text:style-name="T7">Quantopian, </text:span><text:span text:style-name="T7">MongoDB, </text:span><text:span text:style-name="T7">Google Cloud </text:span><text:span text:style-name="T7">Platform.</text:span></text:p>
          </draw:text-box>
        </draw:frame>
        <draw:frame draw:style-name="gr15" draw:text-style-name="P8" draw:layer="layout" svg:width="4.625cm" svg:height="0.725cm" svg:x="2.004cm" svg:y="6.081cm">
          <draw:text-box>
            <text:p text:style-name="P1"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 </text:span><text:span text:style-name="T8">E</text:span><text:span text:style-name="T8">x</text:span><text:span text:style-name="T8">p</text:span><text:span text:style-name="T8">e</text:span><text:span text:style-name="T8">r</text:span><text:span text:style-name="T8">i</text:span><text:span text:style-name="T8">e</text:span><text:span text:style-name="T8">n</text:span><text:span text:style-name="T8">c</text:span><text:span text:style-name="T8">e</text:span></text:p>
          </draw:text-box>
        </draw:frame>
        <draw:line draw:style-name="gr16" draw:text-style-name="P3" draw:layer="layout" svg:x1="10.258cm" svg:y1="7.196cm" svg:x2="11.056cm" svg:y2="7.196cm">
          <text:p/>
        </draw:line>
        <draw:frame draw:style-name="gr17" draw:text-style-name="P9" draw:layer="layout" svg:width="9.104cm" svg:height="0.433cm" svg:x="2.004cm" svg:y="6.814cm">
          <draw:text-box>
            <text:p text:style-name="P1"><text:span text:style-name="T9">Wrangle OpenStreetMap Data - March 2017 - </text:span><text:span text:style-name="T10">Link</text:span></text:p>
          </draw:text-box>
        </draw:frame>
        <draw:frame draw:style-name="gr18" draw:text-style-name="P10" draw:layer="layout" svg:width="0.422cm" svg:height="0.422cm" svg:x="2.639cm" svg:y="7.341cm">
          <draw:text-box>
            <text:p text:style-name="P1"><text:span text:style-name="T11">•</text:span></text:p>
          </draw:text-box>
        </draw:frame>
        <draw:frame draw:style-name="gr19" draw:text-style-name="P9" draw:layer="layout" svg:width="16.22cm" svg:height="0.433cm" svg:x="3.274cm" svg:y="7.283cm">
          <draw:text-box>
            <text:p text:style-name="P1"><text:span text:style-name="T7">Cleaning and processing of OSM data with Python 2.7’s xml.etree, sqlite3 and regex modules </text:span></text:p>
          </draw:text-box>
        </draw:frame>
        <draw:frame draw:style-name="gr20" draw:text-style-name="P9" draw:layer="layout" svg:width="5.51cm" svg:height="0.433cm" svg:x="3.274cm" svg:y="7.78cm">
          <draw:text-box>
            <text:p text:style-name="P1"><text:span text:style-name="T7">to uncover mistakes in the data.</text:span></text:p>
          </draw:text-box>
        </draw:frame>
        <draw:frame draw:style-name="gr21" draw:text-style-name="P9" draw:layer="layout" svg:width="0.387cm" svg:height="0.387cm" svg:x="2.639cm" svg:y="8.307cm">
          <draw:text-box>
            <text:p text:style-name="P1"><text:span text:style-name="T12">•</text:span></text:p>
          </draw:text-box>
        </draw:frame>
        <draw:frame draw:style-name="gr22" draw:text-style-name="P9" draw:layer="layout" svg:width="16.347cm" svg:height="0.433cm" svg:x="3.274cm" svg:y="8.225cm">
          <draw:text-box>
            <text:p text:style-name="P1"><text:span text:style-name="T7">Deploying custom terminal interface to ease transition of top elements in data from XML format</text:span></text:p>
          </draw:text-box>
        </draw:frame>
        <draw:frame draw:style-name="gr23" draw:text-style-name="P9" draw:layer="layout" svg:width="5.416cm" svg:height="0.433cm" svg:x="3.274cm" svg:y="8.712cm">
          <draw:text-box>
            <text:p text:style-name="P1"><text:span text:style-name="T7">to an sqlite3 protocol database.</text:span></text:p>
          </draw:text-box>
        </draw:frame>
        <draw:line draw:style-name="gr16" draw:text-style-name="P3" draw:layer="layout" svg:x1="10.544cm" svg:y1="9.987cm" svg:x2="11.341cm" svg:y2="9.987cm">
          <text:p/>
        </draw:line>
        <draw:frame draw:style-name="gr24" draw:text-style-name="P9" draw:layer="layout" svg:width="9.391cm" svg:height="0.433cm" svg:x="2.004cm" svg:y="9.604cm">
          <draw:text-box>
            <text:p text:style-name="P1"><text:span text:style-name="T9">Identify Fraud from Enron Emails - May 2017 - </text:span><text:span text:style-name="T10">Link</text:span></text:p>
          </draw:text-box>
        </draw:frame>
        <draw:frame draw:style-name="gr21" draw:text-style-name="P9" draw:layer="layout" svg:width="0.387cm" svg:height="0.387cm" svg:x="2.639cm" svg:y="10.131cm">
          <draw:text-box>
            <text:p text:style-name="P1"><text:span text:style-name="T12">•</text:span></text:p>
          </draw:text-box>
        </draw:frame>
        <draw:frame draw:style-name="gr25" draw:text-style-name="P9" draw:layer="layout" svg:width="16.106cm" svg:height="0.433cm" svg:x="3.274cm" svg:y="10.049cm">
          <draw:text-box>
            <text:p text:style-name="P1"><text:span text:style-name="T7">Interpreting of the Enron scandal based on the companies' email data dumps publicized after </text:span></text:p>
          </draw:text-box>
        </draw:frame>
        <draw:frame draw:style-name="gr26" draw:text-style-name="P9" draw:layer="layout" svg:width="4.506cm" svg:height="0.433cm" svg:x="3.274cm" svg:y="10.536cm">
          <draw:text-box>
            <text:p text:style-name="P1"><text:span text:style-name="T7">the commercial-titan’s fall.</text:span></text:p>
          </draw:text-box>
        </draw:frame>
        <draw:frame draw:style-name="gr21" draw:text-style-name="P9" draw:layer="layout" svg:width="0.387cm" svg:height="0.387cm" svg:x="2.639cm" svg:y="11.062cm">
          <draw:text-box>
            <text:p text:style-name="P1"><text:span text:style-name="T12">•</text:span></text:p>
          </draw:text-box>
        </draw:frame>
        <draw:frame draw:style-name="gr27" draw:text-style-name="P9" draw:layer="layout" svg:width="15.416cm" svg:height="0.433cm" svg:x="3.274cm" svg:y="10.98cm">
          <draw:text-box>
            <text:p text:style-name="P1"><text:span text:style-name="T7">Utilizing Python 2.7’s natural language toolkit (nltk) module, along with tf-idf technique for </text:span></text:p>
          </draw:text-box>
        </draw:frame>
        <draw:frame draw:style-name="gr28" draw:text-style-name="P9" draw:layer="layout" svg:width="4.544cm" svg:height="0.433cm" svg:x="3.274cm" svg:y="11.467cm">
          <draw:text-box>
            <text:p text:style-name="P1"><text:span text:style-name="T7">vocabulary preprocessing.</text:span></text:p>
          </draw:text-box>
        </draw:frame>
        <draw:frame draw:style-name="gr21" draw:text-style-name="P9" draw:layer="layout" svg:width="0.387cm" svg:height="0.387cm" svg:x="2.639cm" svg:y="11.994cm">
          <draw:text-box>
            <text:p text:style-name="P1"><text:span text:style-name="T12">•</text:span></text:p>
          </draw:text-box>
        </draw:frame>
        <draw:frame draw:style-name="gr29" draw:text-style-name="P9" draw:layer="layout" svg:width="14.984cm" svg:height="0.433cm" svg:x="3.274cm" svg:y="11.911cm">
          <draw:text-box>
            <text:p text:style-name="P1"><text:span text:style-name="T7">Enhanced search ML classifier algorithms for machine learning, along with the primary </text:span></text:p>
          </draw:text-box>
        </draw:frame>
        <draw:frame draw:style-name="gr30" draw:text-style-name="P9" draw:layer="layout" svg:width="16.195cm" svg:height="0.433cm" svg:x="3.274cm" svg:y="12.398cm">
          <draw:text-box>
            <text:p text:style-name="P1"><text:span text:style-name="T7">component analysis, stratified data shuffling, grid-searching and score-based model-selection.</text:span></text:p>
          </draw:text-box>
        </draw:frame>
        <draw:line draw:style-name="gr16" draw:text-style-name="P3" draw:layer="layout" svg:x1="10.287cm" svg:y1="13.673cm" svg:x2="11.084cm" svg:y2="13.673cm">
          <text:p/>
        </draw:line>
        <draw:frame draw:style-name="gr31" draw:text-style-name="P9" draw:layer="layout" svg:width="9.142cm" svg:height="0.433cm" svg:x="2.004cm" svg:y="13.291cm">
          <draw:text-box>
            <text:p text:style-name="P1"><text:span text:style-name="T9">Visualizing Gene Expression - August 2017 - </text:span><text:span text:style-name="T10">Link</text:span></text:p>
          </draw:text-box>
        </draw:frame>
        <draw:frame draw:style-name="gr21" draw:text-style-name="P9" draw:layer="layout" svg:width="0.387cm" svg:height="0.387cm" svg:x="2.639cm" svg:y="13.817cm">
          <draw:text-box>
            <text:p text:style-name="P1"><text:span text:style-name="T12">•</text:span></text:p>
          </draw:text-box>
        </draw:frame>
        <draw:frame draw:style-name="gr32" draw:text-style-name="P9" draw:layer="layout" svg:width="16.288cm" svg:height="0.433cm" svg:x="3.274cm" svg:y="13.735cm">
          <draw:text-box>
            <text:p text:style-name="P1"><text:span text:style-name="T7">Used genomic microarray-testing in order to identify genetic markers in the distinction between</text:span></text:p>
          </draw:text-box>
        </draw:frame>
        <draw:frame draw:style-name="gr33" draw:text-style-name="P9" draw:layer="layout" svg:width="6.09cm" svg:height="0.433cm" svg:x="3.274cm" svg:y="14.222cm">
          <draw:text-box>
            <text:p text:style-name="P1"><text:span text:style-name="T7">two common subtypes of leukemia.</text:span></text:p>
          </draw:text-box>
        </draw:frame>
        <draw:frame draw:style-name="gr21" draw:text-style-name="P9" draw:layer="layout" svg:width="0.387cm" svg:height="0.387cm" svg:x="2.639cm" svg:y="14.749cm">
          <draw:text-box>
            <text:p text:style-name="P1"><text:span text:style-name="T12">•</text:span></text:p>
          </draw:text-box>
        </draw:frame>
        <draw:frame draw:style-name="gr34" draw:text-style-name="P9" draw:layer="layout" svg:width="14.971cm" svg:height="0.433cm" svg:x="3.274cm" svg:y="14.667cm">
          <draw:text-box>
            <text:p text:style-name="P1"><text:span text:style-name="T7">Applied Machine Learning techniques, such as PCA analysis and Data Scaling, for the </text:span></text:p>
          </draw:text-box>
        </draw:frame>
        <draw:frame draw:style-name="gr35" draw:text-style-name="P9" draw:layer="layout" svg:width="6.771cm" svg:height="0.433cm" svg:x="3.274cm" svg:y="15.153cm">
          <draw:text-box>
            <text:p text:style-name="P1"><text:span text:style-name="T7">extraction of information from raw data.</text:span></text:p>
          </draw:text-box>
        </draw:frame>
        <draw:frame draw:style-name="gr21" draw:text-style-name="P9" draw:layer="layout" svg:width="0.387cm" svg:height="0.387cm" svg:x="2.639cm" svg:y="15.68cm">
          <draw:text-box>
            <text:p text:style-name="P1"><text:span text:style-name="T12">•</text:span></text:p>
          </draw:text-box>
        </draw:frame>
        <draw:frame draw:style-name="gr36" draw:text-style-name="P9" draw:layer="layout" svg:width="15.957cm" svg:height="0.433cm" svg:x="3.274cm" svg:y="15.598cm">
          <draw:text-box>
            <text:p text:style-name="P1"><text:span text:style-name="T7">Used JavaScript-based visualization library, d3.js, for the illustrations of insights found in the </text:span></text:p>
          </draw:text-box>
        </draw:frame>
        <draw:frame draw:style-name="gr37" draw:text-style-name="P9" draw:layer="layout" svg:width="1.513cm" svg:height="0.433cm" svg:x="3.274cm" svg:y="16.085cm">
          <draw:text-box>
            <text:p text:style-name="P1"><text:span text:style-name="T7">analysis.</text:span></text:p>
          </draw:text-box>
        </draw:frame>
        <draw:line draw:style-name="gr38" draw:text-style-name="P3" draw:layer="layout" svg:x1="8.501cm" svg:y1="17.36cm" svg:x2="9.299cm" svg:y2="17.36cm">
          <text:p/>
        </draw:line>
        <draw:frame draw:style-name="gr39" draw:text-style-name="P9" draw:layer="layout" svg:width="7.347cm" svg:height="0.433cm" svg:x="2.004cm" svg:y="16.977cm">
          <draw:text-box>
            <text:p text:style-name="P1"><text:span text:style-name="T9">Data Analysis with R and Rstudio - </text:span><text:span text:style-name="T13">Link</text:span></text:p>
          </draw:text-box>
        </draw:frame>
        <draw:frame draw:style-name="gr21" draw:text-style-name="P9" draw:layer="layout" svg:width="0.387cm" svg:height="0.387cm" svg:x="2.639cm" svg:y="17.504cm">
          <draw:text-box>
            <text:p text:style-name="P1"><text:span text:style-name="T12">•</text:span></text:p>
          </draw:text-box>
        </draw:frame>
        <draw:frame draw:style-name="gr40" draw:text-style-name="P9" draw:layer="layout" svg:width="13.489cm" svg:height="0.433cm" svg:x="3.274cm" svg:y="17.422cm">
          <draw:text-box>
            <text:p text:style-name="P1"><text:span text:style-name="T7">Auditing and cleaning of bank loan data for exploratory purposes in loan fraud.</text:span></text:p>
          </draw:text-box>
        </draw:frame>
        <draw:frame draw:style-name="gr21" draw:text-style-name="P9" draw:layer="layout" svg:width="0.387cm" svg:height="0.387cm" svg:x="2.639cm" svg:y="17.991cm">
          <draw:text-box>
            <text:p text:style-name="P1"><text:span text:style-name="T12">•</text:span></text:p>
          </draw:text-box>
        </draw:frame>
        <draw:frame draw:style-name="gr41" draw:text-style-name="P9" draw:layer="layout" svg:width="16.178cm" svg:height="0.433cm" svg:x="3.274cm" svg:y="17.909cm">
          <draw:text-box>
            <text:p text:style-name="P1"><text:span text:style-name="T7">Use of R and Rstudio for descriptive visualizations and simple statistics of this data’s features.</text:span></text:p>
          </draw:text-box>
        </draw:frame>
        <draw:frame draw:style-name="gr42" draw:text-style-name="P11" draw:layer="layout" svg:width="4.451cm" svg:height="0.767cm" svg:x="2.004cm" svg:y="18.845cm">
          <draw:text-box>
            <text:p text:style-name="P1"><text:span text:style-name="T14">Work Experience</text:span></text:p>
          </draw:text-box>
        </draw:frame>
        <draw:frame draw:style-name="gr43" draw:text-style-name="P9" draw:layer="layout" svg:width="2.089cm" svg:height="0.53cm" svg:x="2.004cm" svg:y="19.616cm">
          <draw:text-box>
            <text:p text:style-name="P1"><text:span text:style-name="T15">Technician</text:span></text:p>
          </draw:text-box>
        </draw:frame>
        <draw:frame draw:style-name="gr44" draw:text-style-name="P9" draw:layer="layout" svg:width="4.807cm" svg:height="0.53cm" svg:x="7.084cm" svg:y="19.616cm">
          <draw:text-box>
            <text:p text:style-name="P1"><text:span text:style-name="T15"><text:s text:c="10"/></text:span><text:span text:style-name="T6">Proendoscopy, LLC</text:span><text:span text:style-name="T16">., </text:span></text:p>
          </draw:text-box>
        </draw:frame>
        <draw:frame draw:style-name="gr45" draw:text-style-name="P9" draw:layer="layout" svg:width="7.686cm" svg:height="0.433cm" svg:x="11.825cm" svg:y="19.68cm">
          <draw:text-box>
            <text:p text:style-name="P1"><text:span text:style-name="T17">Sunrise FL, U.S. | December 2015 – 2018</text:span></text:p>
          </draw:text-box>
        </draw:frame>
        <draw:frame draw:style-name="gr21" draw:text-style-name="P9" draw:layer="layout" svg:width="0.387cm" svg:height="0.387cm" svg:x="2.639cm" svg:y="20.238cm">
          <draw:text-box>
            <text:p text:style-name="P1"><text:span text:style-name="T12">•</text:span></text:p>
          </draw:text-box>
        </draw:frame>
        <draw:frame draw:style-name="gr46" draw:text-style-name="P9" draw:layer="layout" svg:width="11.026cm" svg:height="0.433cm" svg:x="3.274cm" svg:y="20.156cm">
          <draw:text-box>
            <text:p text:style-name="P1"><text:span text:style-name="T7">Increase repair outputs by 50% on high level equipment repairs.</text:span></text:p>
          </draw:text-box>
        </draw:frame>
        <draw:frame draw:style-name="gr21" draw:text-style-name="P9" draw:layer="layout" svg:width="0.387cm" svg:height="0.387cm" svg:x="2.639cm" svg:y="20.725cm">
          <draw:text-box>
            <text:p text:style-name="P1"><text:span text:style-name="T12">•</text:span></text:p>
          </draw:text-box>
        </draw:frame>
        <draw:frame draw:style-name="gr47" draw:text-style-name="P9" draw:layer="layout" svg:width="16.258cm" svg:height="0.433cm" svg:x="3.274cm" svg:y="20.643cm">
          <draw:text-box>
            <text:p text:style-name="P1"><text:span text:style-name="T7">Maintain and repair all surgery equipment; from different sorts of surgery scopes to digital and </text:span></text:p>
          </draw:text-box>
        </draw:frame>
        <draw:frame draw:style-name="gr48" draw:text-style-name="P9" draw:layer="layout" svg:width="3.511cm" svg:height="0.433cm" svg:x="3.274cm" svg:y="21.126cm">
          <draw:text-box>
            <text:p text:style-name="P1"><text:span text:style-name="T7">analog OR systems.</text:span></text:p>
          </draw:text-box>
        </draw:frame>
        <draw:frame draw:style-name="gr21" draw:text-style-name="P9" draw:layer="layout" svg:width="0.387cm" svg:height="0.387cm" svg:x="2.639cm" svg:y="21.656cm">
          <draw:text-box>
            <text:p text:style-name="P1"><text:span text:style-name="T12">•</text:span></text:p>
          </draw:text-box>
        </draw:frame>
        <draw:frame draw:style-name="gr49" draw:text-style-name="P9" draw:layer="layout" svg:width="6.204cm" svg:height="0.433cm" svg:x="3.274cm" svg:y="21.574cm">
          <draw:text-box>
            <text:p text:style-name="P1"><text:span text:style-name="T17">Manage a team of four technicians. </text:span></text:p>
          </draw:text-box>
        </draw:frame>
        <draw:frame draw:style-name="gr50" draw:text-style-name="P11" draw:layer="layout" svg:width="2.631cm" svg:height="0.767cm" svg:x="2.004cm" svg:y="22.493cm">
          <draw:text-box>
            <text:p text:style-name="P1"><text:span text:style-name="T14">Education</text:span></text:p>
          </draw:text-box>
        </draw:frame>
        <draw:frame draw:style-name="gr51" draw:text-style-name="P9" draw:layer="layout" svg:width="17.604cm" svg:height="0.433cm" svg:x="2.004cm" svg:y="23.274cm">
          <draw:text-box>
            <text:p text:style-name="P1"><text:span text:style-name="T9">Data Analyst Nanodegree </text:span><text:span text:style-name="T7">at Udacity</text:span><text:span text:style-name="T17"> <text:s text:c="21"/>Online Certification | June 2017 – December 2017</text:span></text:p>
          </draw:text-box>
        </draw:frame>
        <draw:frame draw:style-name="gr52" draw:text-style-name="P9" draw:layer="layout" svg:width="13.299cm" svg:height="0.433cm" svg:x="2.004cm" svg:y="23.719cm">
          <draw:text-box>
            <text:p text:style-name="P1"><text:span text:style-name="T9">Associates in Arts </text:span><text:span text:style-name="T7">at FIU</text:span><text:span text:style-name="T17"> <text:s text:c="39"/>AA | August 2012 – 2014</text:span></text:p>
          </draw:text-box>
        </draw:frame>
        <draw:frame draw:style-name="gr53" draw:text-style-name="P9" draw:layer="layout" svg:width="14.988cm" svg:height="0.433cm" svg:x="2.015cm" svg:y="24.195cm">
          <draw:text-box>
            <text:p text:style-name="P1"><text:span text:style-name="T9">Bachelor’s in Mathematics </text:span><text:span text:style-name="T7">at UCF</text:span><text:span text:style-name="T17"> <text:s text:c="23"/>BS | August 2019 – 2020</text:span></text:p>
          </draw:text-box>
        </draw:frame>
        <draw:frame draw:style-name="gr54" draw:text-style-name="P13" draw:layer="layout" svg:width="3.577cm" svg:height="0.508cm" svg:x="2.762cm" svg:y="1.97cm">
          <draw:text-box>
            <text:p text:style-name="P12"><text:span text:style-name="T18"><text:a xlink:href="http://www.redhoodtech.com/" xlink:type="simple">redhoodtech.com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1" svg:font-family="'Liberation Sans'"/>
    <style:font-face style:name="Noto Sans" svg:font-family="'Noto Sans'"/>
    <style:font-face style:name="Noto Sans Brahmi" svg:font-family="'Noto Sans Brahmi'"/>
    <style:font-face style:name="OpenSymbol" svg:font-family="OpenSymbol"/>
    <style:font-face style:name="Likhan" svg:font-family="Likh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8T10:49:13.233036607</dc:date>
    <meta:editing-duration>PT12M53S</meta:editing-duration>
    <meta:editing-cycles>2</meta:editing-cycles>
    <meta:generator>LibreOffice/6.0.7.3$Linux_X86_64 LibreOffice_project/00m0$Build-3</meta:generator>
    <meta:document-statistic meta:object-count="79"/>
  </office:meta>
</office:document-meta>
</file>